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02cm" fo:min-width="4.081cm"/>
    </style:style>
    <style:style style:name="gr2" style:family="graphic" style:parent-style-name="standard">
      <style:graphic-properties draw:textarea-horizontal-align="justify" draw:textarea-vertical-align="middle" draw:auto-grow-height="false" fo:min-height="2.715cm" fo:min-width="2.554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5.588cm" svg:x="7.477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191cm" svg:x="2.77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4.191cm" svg:x="14.71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826cm" svg:y1="13.827cm" svg:x2="9.509cm" svg:y2="7.604cm">
          <text:p/>
        </draw:line>
        <draw:line draw:style-name="gr3" draw:text-style-name="P2" draw:layer="layout" svg:x1="16.24cm" svg:y1="13.954cm" svg:x2="12.049cm" svg:y2="7.477cm">
          <text:p/>
        </draw:line>
        <draw:line draw:style-name="gr3" draw:text-style-name="P2" draw:layer="layout" svg:x1="7.223cm" svg:y1="15.859cm" svg:x2="8.747cm" svg:y2="15.859cm">
          <text:p/>
        </draw:line>
        <draw:line draw:style-name="gr3" draw:text-style-name="P2" draw:layer="layout" svg:x1="12.176cm" svg:y1="15.859cm" svg:x2="14.716cm" svg:y2="15.859cm">
          <text:p/>
        </draw:line>
        <draw:frame draw:style-name="gr4" draw:text-style-name="P3" draw:layer="layout" svg:width="4.064cm" svg:height="1.143cm" svg:x="8.747cm" svg:y="4.81cm">
          <draw:text-box>
            <text:p>ROS Master</text:p>
          </draw:text-box>
        </draw:frame>
        <draw:frame draw:style-name="gr5" draw:text-style-name="P3" draw:layer="layout" svg:width="3.302cm" svg:height="1.673cm" svg:x="3.159cm" svg:y="15.097cm">
          <draw:text-box>
            <text:p>Publisher Node</text:p>
          </draw:text-box>
        </draw:frame>
        <draw:frame draw:style-name="gr6" draw:text-style-name="P3" draw:layer="layout" svg:width="3.937cm" svg:height="2.384cm" svg:x="15.097cm" svg:y="14.999cm">
          <draw:text-box>
            <text:p>Subscriber Node</text:p>
          </draw:text-box>
        </draw:frame>
        <draw:frame draw:style-name="gr7" draw:text-style-name="P3" draw:layer="layout" svg:width="3.302cm" svg:height="4.517cm" svg:x="8.747cm" svg:y="14.974cm">
          <draw:text-box>
            <text:p>/Topic</text:p>
            <text:p/>
            <text:p>/msg</text:p>
            <text:p>(i.e. data)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5T18:12:20.387859337</meta:creation-date>
    <dc:date>2023-02-15T18:20:04.245884167</dc:date>
    <meta:editing-duration>PT7M45S</meta:editing-duration>
    <meta:editing-cycles>1</meta:editing-cycles>
    <meta:document-statistic meta:object-count="11"/>
    <meta:generator>LibreOffice/6.4.7.2$Linux_X86_64 LibreOffice_project/40$Build-2</meta:generator>
  </office:meta>
</office:document-meta>
</file>